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193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0.87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4.516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name:1</text:p>
          </table:table-cell>
          <table:table-cell office:value-type="string" calcext:value-type="string">
            <text:p>rollno:1</text:p>
          </table:table-cell>
          <table:table-cell office:value-type="string" calcext:value-type="string">
            <text:p>age:1</text:p>
          </table:table-cell>
          <table:table-cell office:value-type="string" calcext:value-type="string">
            <text:p>lefrig:1</text:p>
          </table:table-cell>
          <table:table-cell office:value-type="string" calcext:value-type="string">
            <text:p>prpcogsciexp:1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62bdff3c-3db5-4962-92a6-7ac256572d11.txt</text:p>
          </table:table-cell>
          <table:table-cell office:value-type="string" calcext:value-type="string">
            <text:p>Aamir Farhan</text:p>
          </table:table-cell>
          <table:table-cell office:value-type="float" office:value="20161078" calcext:value-type="float">
            <text:p>2016107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3-1207.data.62bdff3c-3db5-4962-92a6-7ac256572d11.txt</text:p>
          </table:table-cell>
          <table:table-cell office:value-type="string" calcext:value-type="string">
            <text:p>2020-11-13-11-52</text:p>
          </table:table-cell>
          <table:table-cell office:value-type="string" calcext:value-type="string">
            <text:p>2020-11-13-12-0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478261fc-3cdd-4cca-b331-572f9db8443a.txt</text:p>
          </table:table-cell>
          <table:table-cell office:value-type="string" calcext:value-type="string">
            <text:p>Abdul Mannan</text:p>
          </table:table-cell>
          <table:table-cell office:value-type="float" office:value="20161064" calcext:value-type="float">
            <text:p>2016106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109.data.478261fc-3cdd-4cca-b331-572f9db8443a.txt</text:p>
          </table:table-cell>
          <table:table-cell office:value-type="string" calcext:value-type="string">
            <text:p>2020-11-10-20-57</text:p>
          </table:table-cell>
          <table:table-cell office:value-type="string" calcext:value-type="string">
            <text:p>2020-11-10-21-09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a0d43838-2b8f-4957-9b85-ec8cb69828a2.txt</text:p>
          </table:table-cell>
          <table:table-cell office:value-type="string" calcext:value-type="string">
            <text:p>Aditya Yadavalli</text:p>
          </table:table-cell>
          <table:table-cell office:value-type="float" office:value="20171201" calcext:value-type="float">
            <text:p>201712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034.data.a0d43838-2b8f-4957-9b85-ec8cb69828a2.txt</text:p>
          </table:table-cell>
          <table:table-cell office:value-type="string" calcext:value-type="string">
            <text:p>2020-11-10-20-23</text:p>
          </table:table-cell>
          <table:table-cell office:value-type="string" calcext:value-type="string">
            <text:p>2020-11-10-20-3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7eab0be-8c3a-4aa4-9bfe-d3d541e80a76.txt</text:p>
          </table:table-cell>
          <table:table-cell office:value-type="string" calcext:value-type="string">
            <text:p>Aman Dev Nautiyal</text:p>
          </table:table-cell>
          <table:table-cell office:value-type="float" office:value="2019201095" calcext:value-type="float">
            <text:p>201920109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9-1906.data.37eab0be-8c3a-4aa4-9bfe-d3d541e80a76.txt</text:p>
          </table:table-cell>
          <table:table-cell office:value-type="string" calcext:value-type="string">
            <text:p>2020-10-29-18-57</text:p>
          </table:table-cell>
          <table:table-cell office:value-type="string" calcext:value-type="string">
            <text:p>2020-10-29-19-06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bcb7bda-dda3-40a5-9337-8154ce628db8.txt</text:p>
          </table:table-cell>
          <table:table-cell office:value-type="string" calcext:value-type="string">
            <text:p>arjun</text:p>
          </table:table-cell>
          <table:table-cell office:value-type="float" office:value="20161027" calcext:value-type="float">
            <text:p>201610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5-1251.data.cbcb7bda-dda3-40a5-9337-8154ce628db8.txt</text:p>
          </table:table-cell>
          <table:table-cell office:value-type="string" calcext:value-type="string">
            <text:p>2020-11-15-12-43</text:p>
          </table:table-cell>
          <table:table-cell office:value-type="string" calcext:value-type="string">
            <text:p>2020-11-15-12-5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da80879c-2a77-49cd-a342-6ba9688201d5.txt</text:p>
          </table:table-cell>
          <table:table-cell office:value-type="string" calcext:value-type="string">
            <text:p>Arjun Andra</text:p>
          </table:table-cell>
          <table:table-cell office:value-type="float" office:value="2018101020" calcext:value-type="float">
            <text:p>20181010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0454.data.da80879c-2a77-49cd-a342-6ba9688201d5.txt</text:p>
          </table:table-cell>
          <table:table-cell office:value-type="string" calcext:value-type="string">
            <text:p>2020-11-14-04-48</text:p>
          </table:table-cell>
          <table:table-cell office:value-type="string" calcext:value-type="string">
            <text:p>2020-11-14-04-5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5144b3c-aba9-42ff-825d-4fccbd48d62d.txt</text:p>
          </table:table-cell>
          <table:table-cell office:value-type="string" calcext:value-type="string">
            <text:p>Avlok Gupta</text:p>
          </table:table-cell>
          <table:table-cell office:value-type="float" office:value="2018111017" calcext:value-type="float">
            <text:p>20181110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0448.data.15144b3c-aba9-42ff-825d-4fccbd48d62d.txt</text:p>
          </table:table-cell>
          <table:table-cell office:value-type="string" calcext:value-type="string">
            <text:p>2020-11-14-04-40</text:p>
          </table:table-cell>
          <table:table-cell office:value-type="string" calcext:value-type="string">
            <text:p>2020-11-14-04-48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02e9ec5-baca-4058-808b-70c0d86a727f.txt</text:p>
          </table:table-cell>
          <table:table-cell office:value-type="string" calcext:value-type="string">
            <text:p>ayushi</text:p>
          </table:table-cell>
          <table:table-cell office:value-type="float" office:value="2020801007" calcext:value-type="float">
            <text:p>202080100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6-1149.data.c02e9ec5-baca-4058-808b-70c0d86a727f.txt</text:p>
          </table:table-cell>
          <table:table-cell office:value-type="string" calcext:value-type="string">
            <text:p>2020-10-06-10-54</text:p>
          </table:table-cell>
          <table:table-cell office:value-type="string" calcext:value-type="string">
            <text:p>2020-10-06-11-49</text:p>
          </table:table-cell>
          <table:table-cell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763ee23-3fad-45d4-be17-d7fa1ae20ace.txt</text:p>
          </table:table-cell>
          <table:table-cell office:value-type="string" calcext:value-type="string">
            <text:p>D. Sai Siddharth</text:p>
          </table:table-cell>
          <table:table-cell office:value-type="float" office:value="2018122006" calcext:value-type="float">
            <text:p>201812200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2-1541.data.b763ee23-3fad-45d4-be17-d7fa1ae20ace.txt</text:p>
          </table:table-cell>
          <table:table-cell office:value-type="string" calcext:value-type="string">
            <text:p>2020-11-12-15-28</text:p>
          </table:table-cell>
          <table:table-cell office:value-type="string" calcext:value-type="string">
            <text:p>2020-11-12-15-41</text:p>
          </table:table-cell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6d981aa-2324-4971-8bb5-6776eb48e63e.txt</text:p>
          </table:table-cell>
          <table:table-cell office:value-type="string" calcext:value-type="string">
            <text:p>Debojit Das</text:p>
          </table:table-cell>
          <table:table-cell office:value-type="float" office:value="20171129" calcext:value-type="float">
            <text:p>2017112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4-2055.data.e6d981aa-2324-4971-8bb5-6776eb48e63e.txt</text:p>
          </table:table-cell>
          <table:table-cell office:value-type="string" calcext:value-type="string">
            <text:p>2020-10-04-20-44</text:p>
          </table:table-cell>
          <table:table-cell office:value-type="string" calcext:value-type="string">
            <text:p>2020-10-04-20-55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c1644fb-68fa-4226-bdda-7979bc24c5f3.txt</text:p>
          </table:table-cell>
          <table:table-cell office:value-type="string" calcext:value-type="string">
            <text:p>Deepti</text:p>
          </table:table-cell>
          <table:table-cell office:value-type="float" office:value="20171212" calcext:value-type="float">
            <text:p>201712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0-2029.data.0c1644fb-68fa-4226-bdda-7979bc24c5f3.txt</text:p>
          </table:table-cell>
          <table:table-cell office:value-type="string" calcext:value-type="string">
            <text:p>2020-10-20-20-19</text:p>
          </table:table-cell>
          <table:table-cell office:value-type="string" calcext:value-type="string">
            <text:p>2020-10-20-20-29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0d65466-a9df-400c-bdaa-3a910227669a.txt</text:p>
          </table:table-cell>
          <table:table-cell office:value-type="string" calcext:value-type="string">
            <text:p>Gajanan</text:p>
          </table:table-cell>
          <table:table-cell office:value-type="float" office:value="2019201049" calcext:value-type="float">
            <text:p>201920104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806.data.c0d65466-a9df-400c-bdaa-3a910227669a.txt</text:p>
          </table:table-cell>
          <table:table-cell office:value-type="string" calcext:value-type="string">
            <text:p>2020-11-11-17-55</text:p>
          </table:table-cell>
          <table:table-cell office:value-type="string" calcext:value-type="string">
            <text:p>2020-11-11-18-06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7fc7ba0-3455-44ee-80bd-f7b689e79c17.txt</text:p>
          </table:table-cell>
          <table:table-cell office:value-type="string" calcext:value-type="string">
            <text:p>Garima Nishad</text:p>
          </table:table-cell>
          <table:table-cell office:value-type="float" office:value="2019701029" calcext:value-type="float">
            <text:p>201970102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740.data.e7fc7ba0-3455-44ee-80bd-f7b689e79c17.txt</text:p>
          </table:table-cell>
          <table:table-cell office:value-type="string" calcext:value-type="string">
            <text:p>2020-10-05-07-30</text:p>
          </table:table-cell>
          <table:table-cell office:value-type="string" calcext:value-type="string">
            <text:p>2020-10-05-07-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bed74fd-bd2b-4f7c-8906-8e7b89edfc4c.txt</text:p>
          </table:table-cell>
          <table:table-cell office:value-type="string" calcext:value-type="string">
            <text:p>Jalees Jahanzaib</text:p>
          </table:table-cell>
          <table:table-cell office:value-type="float" office:value="2018101001" calcext:value-type="float">
            <text:p>201810100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4-1707.data.0bed74fd-bd2b-4f7c-8906-8e7b89edfc4c.txt</text:p>
          </table:table-cell>
          <table:table-cell office:value-type="string" calcext:value-type="string">
            <text:p>2020-11-13-15-17</text:p>
          </table:table-cell>
          <table:table-cell office:value-type="string" calcext:value-type="string">
            <text:p>2020-11-14-17-07</text:p>
          </table:table-cell>
          <table:table-cell office:value-type="float" office:value="1550" calcext:value-type="float">
            <text:p>15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c21375fc-0f95-4bc4-8565-a834e95a40b9.txt</text:p>
          </table:table-cell>
          <table:table-cell office:value-type="string" calcext:value-type="string">
            <text:p>jaya krishna</text:p>
          </table:table-cell>
          <table:table-cell office:value-type="float" office:value="2019201076" calcext:value-type="float">
            <text:p>201920107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03-0724.data.c21375fc-0f95-4bc4-8565-a834e95a40b9.txt</text:p>
          </table:table-cell>
          <table:table-cell office:value-type="string" calcext:value-type="string">
            <text:p>2020-11-03-07-12</text:p>
          </table:table-cell>
          <table:table-cell office:value-type="string" calcext:value-type="string">
            <text:p>2020-11-03-07-2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2064b0b2-a69a-4cf8-9df4-329363bf6bc0.txt</text:p>
          </table:table-cell>
          <table:table-cell office:value-type="string" calcext:value-type="string">
            <text:p>Kirandevraj</text:p>
          </table:table-cell>
          <table:table-cell office:value-type="float" office:value="2019701001" calcext:value-type="float">
            <text:p>201970100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0910.data.2064b0b2-a69a-4cf8-9df4-329363bf6bc0.txt</text:p>
          </table:table-cell>
          <table:table-cell office:value-type="string" calcext:value-type="string">
            <text:p>2020-11-11-08-58</text:p>
          </table:table-cell>
          <table:table-cell office:value-type="string" calcext:value-type="string">
            <text:p>2020-11-11-09-10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67ef1c0-3fb8-40ba-8c7a-8201c81b2369.txt</text:p>
          </table:table-cell>
          <table:table-cell office:value-type="string" calcext:value-type="string">
            <text:p>Lakshmi Deepita Pratti</text:p>
          </table:table-cell>
          <table:table-cell office:value-type="float" office:value="2019211001" calcext:value-type="float">
            <text:p>201921100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1322.data.367ef1c0-3fb8-40ba-8c7a-8201c81b2369.txt</text:p>
          </table:table-cell>
          <table:table-cell office:value-type="string" calcext:value-type="string">
            <text:p>2020-10-05-13-06</text:p>
          </table:table-cell>
          <table:table-cell office:value-type="string" calcext:value-type="string">
            <text:p>2020-10-05-13-22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da69fc18-e9d6-4d1d-89b1-fbcf9c4456f2.txt</text:p>
          </table:table-cell>
          <table:table-cell office:value-type="string" calcext:value-type="string">
            <text:p>Mayank Taluja</text:p>
          </table:table-cell>
          <table:table-cell office:value-type="float" office:value="20161102" calcext:value-type="float">
            <text:p>2016110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5-1647.data.da69fc18-e9d6-4d1d-89b1-fbcf9c4456f2.txt</text:p>
          </table:table-cell>
          <table:table-cell office:value-type="string" calcext:value-type="string">
            <text:p>2020-11-15-16-38</text:p>
          </table:table-cell>
          <table:table-cell office:value-type="string" calcext:value-type="string">
            <text:p>2020-11-15-16-47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47ebce2-b867-4ad7-8043-a6616d4bbe41.txt</text:p>
          </table:table-cell>
          <table:table-cell office:value-type="string" calcext:value-type="string">
            <text:p>Neha Motlani</text:p>
          </table:table-cell>
          <table:table-cell office:value-type="float" office:value="20161004" calcext:value-type="float">
            <text:p>2016100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04-1059.data.e47ebce2-b867-4ad7-8043-a6616d4bbe41.txt</text:p>
          </table:table-cell>
          <table:table-cell office:value-type="string" calcext:value-type="string">
            <text:p>2020-11-04-10-48</text:p>
          </table:table-cell>
          <table:table-cell office:value-type="string" calcext:value-type="string">
            <text:p>2020-11-04-10-59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96158bda-377c-437c-bd0f-0d7f2a583c9c.txt</text:p>
          </table:table-cell>
          <table:table-cell office:value-type="string" calcext:value-type="string">
            <text:p>P Sanjay</text:p>
          </table:table-cell>
          <table:table-cell office:value-type="float" office:value="2019201077" calcext:value-type="float">
            <text:p>201920107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1504.data.96158bda-377c-437c-bd0f-0d7f2a583c9c.txt</text:p>
          </table:table-cell>
          <table:table-cell office:value-type="string" calcext:value-type="string">
            <text:p>2020-10-07-14-52</text:p>
          </table:table-cell>
          <table:table-cell office:value-type="string" calcext:value-type="string">
            <text:p>2020-10-07-15-04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25d285d4-dc9e-4502-8834-d6bd387bac35.txt</text:p>
          </table:table-cell>
          <table:table-cell office:value-type="string" calcext:value-type="string">
            <text:p>Richa Rathore</text:p>
          </table:table-cell>
          <table:table-cell office:value-type="float" office:value="2019201031" calcext:value-type="float">
            <text:p>201920103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0-2028.data.25d285d4-dc9e-4502-8834-d6bd387bac35.txt</text:p>
          </table:table-cell>
          <table:table-cell office:value-type="string" calcext:value-type="string">
            <text:p>2020-11-10-20-17</text:p>
          </table:table-cell>
          <table:table-cell office:value-type="string" calcext:value-type="string">
            <text:p>2020-11-10-20-28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b1f66ba-58b6-41b0-8597-2ad473013b6d.txt</text:p>
          </table:table-cell>
          <table:table-cell office:value-type="string" calcext:value-type="string">
            <text:p>Rishab</text:p>
          </table:table-cell>
          <table:table-cell office:value-type="float" office:value="2019201050" calcext:value-type="float">
            <text:p>201920105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32.data.bb1f66ba-58b6-41b0-8597-2ad473013b6d.txt</text:p>
          </table:table-cell>
          <table:table-cell office:value-type="string" calcext:value-type="string">
            <text:p>2020-11-11-20-22</text:p>
          </table:table-cell>
          <table:table-cell office:value-type="string" calcext:value-type="string">
            <text:p>2020-11-11-20-3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3b326199-1779-4820-a21f-872ef2b6d731.txt</text:p>
          </table:table-cell>
          <table:table-cell office:value-type="string" calcext:value-type="string">
            <text:p>sai rohith areti</text:p>
          </table:table-cell>
          <table:table-cell office:value-type="float" office:value="2019201072" calcext:value-type="float">
            <text:p>201920107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44.data.3b326199-1779-4820-a21f-872ef2b6d731.txt</text:p>
          </table:table-cell>
          <table:table-cell office:value-type="string" calcext:value-type="string">
            <text:p>2020-11-11-20-33</text:p>
          </table:table-cell>
          <table:table-cell office:value-type="string" calcext:value-type="string">
            <text:p>2020-11-11-20-44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590383a2-d1e0-4f15-b906-8c8dc1b06d49.txt</text:p>
          </table:table-cell>
          <table:table-cell office:value-type="string" calcext:value-type="string">
            <text:p>Sanskar Tibrewal</text:p>
          </table:table-cell>
          <table:table-cell office:value-type="float" office:value="2018111034" calcext:value-type="float">
            <text:p>201811103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17-0910.data.590383a2-d1e0-4f15-b906-8c8dc1b06d49.txt</text:p>
          </table:table-cell>
          <table:table-cell office:value-type="string" calcext:value-type="string">
            <text:p>2020-10-17-09-00</text:p>
          </table:table-cell>
          <table:table-cell office:value-type="string" calcext:value-type="string">
            <text:p>2020-10-17-09-1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fb761d0d-6da2-4602-9ade-f63f962d0d18.txt</text:p>
          </table:table-cell>
          <table:table-cell office:value-type="string" calcext:value-type="string">
            <text:p>Shanu Gandhi</text:p>
          </table:table-cell>
          <table:table-cell office:value-type="float" office:value="2019201014" calcext:value-type="float">
            <text:p>201920101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826.data.fb761d0d-6da2-4602-9ade-f63f962d0d18.txt</text:p>
          </table:table-cell>
          <table:table-cell office:value-type="string" calcext:value-type="string">
            <text:p>2020-10-05-08-16</text:p>
          </table:table-cell>
          <table:table-cell office:value-type="string" calcext:value-type="string">
            <text:p>2020-10-05-08-26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4e738ce-58b6-43e9-a02c-08d9b22479d2.txt</text:p>
          </table:table-cell>
          <table:table-cell office:value-type="string" calcext:value-type="string">
            <text:p>Shelly Jain</text:p>
          </table:table-cell>
          <table:table-cell office:value-type="float" office:value="20171008" calcext:value-type="float">
            <text:p>2017100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0905.data.14e738ce-58b6-43e9-a02c-08d9b22479d2.txt</text:p>
          </table:table-cell>
          <table:table-cell office:value-type="string" calcext:value-type="string">
            <text:p>2020-10-07-08-58</text:p>
          </table:table-cell>
          <table:table-cell office:value-type="string" calcext:value-type="string">
            <text:p>2020-10-07-09-05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1b49a5ff-eea2-4f5a-8496-39e6b4c547cd.txt</text:p>
          </table:table-cell>
          <table:table-cell office:value-type="string" calcext:value-type="string">
            <text:p>SHUBHANKAR SAHA</text:p>
          </table:table-cell>
          <table:table-cell office:value-type="float" office:value="2019201097" calcext:value-type="float">
            <text:p>201920109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2023.data.1b49a5ff-eea2-4f5a-8496-39e6b4c547cd.txt</text:p>
          </table:table-cell>
          <table:table-cell office:value-type="string" calcext:value-type="string">
            <text:p>2020-11-11-20-12</text:p>
          </table:table-cell>
          <table:table-cell office:value-type="string" calcext:value-type="string">
            <text:p>2020-11-11-20-23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f07b7b80-3eaf-4226-add9-a48b5c42dfb6.txt</text:p>
          </table:table-cell>
          <table:table-cell office:value-type="string" calcext:value-type="string">
            <text:p>Siddhant Bansal</text:p>
          </table:table-cell>
          <table:table-cell office:value-type="float" office:value="2019900091" calcext:value-type="float">
            <text:p>201990009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11-1232.data.f07b7b80-3eaf-4226-add9-a48b5c42dfb6.txt</text:p>
          </table:table-cell>
          <table:table-cell office:value-type="string" calcext:value-type="string">
            <text:p>2020-10-11-12-23</text:p>
          </table:table-cell>
          <table:table-cell office:value-type="string" calcext:value-type="string">
            <text:p>2020-10-11-12-3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daf2c62-07c3-4257-8b9a-6aaa2148f9e3.txt</text:p>
          </table:table-cell>
          <table:table-cell office:value-type="string" calcext:value-type="string">
            <text:p>Souvik Banerjee</text:p>
          </table:table-cell>
          <table:table-cell office:value-type="float" office:value="20171094" calcext:value-type="float">
            <text:p>2017109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948.data.0daf2c62-07c3-4257-8b9a-6aaa2148f9e3.txt</text:p>
          </table:table-cell>
          <table:table-cell office:value-type="string" calcext:value-type="string">
            <text:p>2020-10-05-09-38</text:p>
          </table:table-cell>
          <table:table-cell office:value-type="string" calcext:value-type="string">
            <text:p>2020-10-05-09-48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925560f1-5ee1-49d7-a776-4d019c8676fd.txt</text:p>
          </table:table-cell>
          <table:table-cell office:value-type="string" calcext:value-type="string">
            <text:p>Sravani</text:p>
          </table:table-cell>
          <table:table-cell office:value-type="float" office:value="20171050" calcext:value-type="float">
            <text:p>2017105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1024.data.925560f1-5ee1-49d7-a776-4d019c8676fd.txt</text:p>
          </table:table-cell>
          <table:table-cell office:value-type="string" calcext:value-type="string">
            <text:p>2020-10-05-10-15</text:p>
          </table:table-cell>
          <table:table-cell office:value-type="string" calcext:value-type="string">
            <text:p>2020-10-05-10-24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40c22250-7a41-433c-93ca-f75654facf70.txt</text:p>
          </table:table-cell>
          <table:table-cell office:value-type="string" calcext:value-type="string">
            <text:p>Subhalakshmi Kandavel</text:p>
          </table:table-cell>
          <table:table-cell office:value-type="float" office:value="2019211003" calcext:value-type="float">
            <text:p>201921100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20-0727.data.40c22250-7a41-433c-93ca-f75654facf70.txt</text:p>
          </table:table-cell>
          <table:table-cell office:value-type="string" calcext:value-type="string">
            <text:p>2020-10-20-07-12</text:p>
          </table:table-cell>
          <table:table-cell office:value-type="string" calcext:value-type="string">
            <text:p>2020-10-20-07-27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54168b4e-fb24-4374-9d3a-3bc5889821e5.txt</text:p>
          </table:table-cell>
          <table:table-cell office:value-type="string" calcext:value-type="string">
            <text:p>Tanmai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342.data.54168b4e-fb24-4374-9d3a-3bc5889821e5.txt</text:p>
          </table:table-cell>
          <table:table-cell office:value-type="string" calcext:value-type="string">
            <text:p>2020-11-11-13-34</text:p>
          </table:table-cell>
          <table:table-cell office:value-type="string" calcext:value-type="string">
            <text:p>2020-11-11-13-42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ed719836-50bd-416b-ae14-3cc40cb10026.txt</text:p>
          </table:table-cell>
          <table:table-cell office:value-type="string" calcext:value-type="string">
            <text:p>V. A. Lalitha Kameswari</text:p>
          </table:table-cell>
          <table:table-cell office:value-type="float" office:value="20171025" calcext:value-type="float">
            <text:p>2017102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1-11-1119.data.ed719836-50bd-416b-ae14-3cc40cb10026.txt</text:p>
          </table:table-cell>
          <table:table-cell office:value-type="string" calcext:value-type="string">
            <text:p>2020-11-11-11-10</text:p>
          </table:table-cell>
          <table:table-cell office:value-type="string" calcext:value-type="string">
            <text:p>2020-11-11-11-19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7d6e374c-ea69-4125-a8c0-1e3552ec0716.txt</text:p>
          </table:table-cell>
          <table:table-cell office:value-type="string" calcext:value-type="string">
            <text:p>Vijay</text:p>
          </table:table-cell>
          <table:table-cell office:value-type="float" office:value="20171308" calcext:value-type="float">
            <text:p>201713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7-1751.data.7d6e374c-ea69-4125-a8c0-1e3552ec0716.txt</text:p>
          </table:table-cell>
          <table:table-cell office:value-type="string" calcext:value-type="string">
            <text:p>2020-10-07-17-42</text:p>
          </table:table-cell>
          <table:table-cell office:value-type="string" calcext:value-type="string">
            <text:p>2020-10-07-17-5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b12e4263-a5aa-4693-b577-442edfb06835.txt</text:p>
          </table:table-cell>
          <table:table-cell office:value-type="string" calcext:value-type="string">
            <text:p>Vivek Pamnani</text:p>
          </table:table-cell>
          <table:table-cell office:value-type="float" office:value="2018111032" calcext:value-type="float">
            <text:p>20181110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p.2020-11-14-1755.data.b12e4263-a5aa-4693-b577-442edfb06835.txt</text:p>
          </table:table-cell>
          <table:table-cell office:value-type="string" calcext:value-type="string">
            <text:p>2020-11-14-17-46</text:p>
          </table:table-cell>
          <table:table-cell office:value-type="string" calcext:value-type="string">
            <text:p>2020-11-14-17-55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.09db6d06-c4c1-4b29-8cd7-2c98214c9260.txt</text:p>
          </table:table-cell>
          <table:table-cell office:value-type="string" calcext:value-type="string">
            <text:p>Zubair Abid</text:p>
          </table:table-cell>
          <table:table-cell office:value-type="float" office:value="20171076" calcext:value-type="float">
            <text:p>201710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.2020-10-05-0916.data.09db6d06-c4c1-4b29-8cd7-2c98214c9260.txt</text:p>
          </table:table-cell>
          <table:table-cell office:value-type="string" calcext:value-type="string">
            <text:p>2020-10-05-09-10</text:p>
          </table:table-cell>
          <table:table-cell office:value-type="string" calcext:value-type="string">
            <text:p>2020-10-05-09-16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A1:data.I3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3</meta:editing-cycles>
    <meta:editing-duration>PT7M36S</meta:editing-duration>
    <meta:generator>LibreOffice/7.0.3.1$Linux_X86_64 LibreOffice_project/00$Build-1</meta:generator>
    <dc:date>2020-11-23T16:39:50.661303039</dc:date>
    <meta:document-statistic meta:table-count="1" meta:cell-count="333" meta:object-count="0"/>
  </office:meta>
</office:document-meta>
</file>